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934in" table:align="left"/>
    </style:style>
    <style:style style:name="Table1.A" style:family="table-column">
      <style:table-column-properties style:column-width="1.93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259in" table:align="left"/>
    </style:style>
    <style:style style:name="Table2.A" style:family="table-column">
      <style:table-column-properties style:column-width="2.25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Text_20_body">
      <style:text-properties style:font-name="Liberation Serif"/>
    </style:style>
    <style:style style:name="P3" style:family="paragraph" style:parent-style-name="Text_20_body">
      <style:paragraph-properties fo:text-align="start" style:justify-single-word="false"/>
      <style:text-properties style:font-name="Liberation Serif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Text_20_body">
      <style:text-properties fo:font-size="14pt" fo:font-style="italic" style:font-size-asian="14pt" style:font-size-complex="14pt"/>
    </style:style>
    <style:style style:name="P5" style:family="paragraph" style:parent-style-name="Heading_20_3">
      <style:paragraph-properties fo:text-align="start" style:justify-single-word="false"/>
      <style:text-properties style:font-name="Liberation Serif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8pt" style:font-size-asian="28pt" style:font-size-complex="28pt"/>
    </style:style>
    <style:style style:name="P8" style:family="paragraph" style:parent-style-name="Standard">
      <style:text-properties style:font-name="Liberation Serif" fo:font-size="14pt" style:font-size-asian="14pt" style:font-size-complex="14pt"/>
    </style:style>
    <style:style style:name="P9" style:family="paragraph" style:parent-style-name="Standard">
      <style:text-properties style:font-name="Liberation Serif" fo:font-size="14pt" fo:font-style="italic" style:font-size-asian="14pt" style:font-size-complex="14pt"/>
    </style:style>
    <style:style style:name="P10" style:family="paragraph" style:parent-style-name="Text_20_body">
      <style:text-properties style:font-name="Liberation Serif" fo:font-size="14pt" fo:font-style="italic" style:font-size-asian="14pt" style:font-size-complex="14pt"/>
    </style:style>
    <style:style style:name="P11" style:family="paragraph" style:parent-style-name="Text_20_body" style:list-style-name="L1"/>
    <style:style style:name="P12" style:family="paragraph" style:parent-style-name="Text_20_body">
      <style:text-properties style:font-name="Liberation Serif"/>
    </style:style>
    <style:style style:name="P13" style:family="paragraph" style:parent-style-name="Text_20_body">
      <style:text-properties style:font-name="Liberation Serif" fo:font-style="italic"/>
    </style:style>
    <style:style style:name="P14" style:family="paragraph" style:parent-style-name="Text_20_body">
      <style:text-properties style:font-name="Liberation Serif" fo:font-size="14pt" fo:font-style="italic" style:font-size-asian="14pt" style:font-size-complex="14pt"/>
    </style:style>
    <style:style style:name="P15" style:family="paragraph" style:parent-style-name="Text_20_body">
      <style:text-properties style:font-name="Liberation Serif" fo:font-size="12pt" fo:font-style="italic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Liberation Seri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18" style:family="paragraph" style:parent-style-name="Text_20_body">
      <style:text-properties style:font-name="Liberation Serif" style:text-underline-style="none"/>
    </style:style>
    <style:style style:name="P19" style:family="paragraph" style:parent-style-name="Text_20_body" style:list-style-name="L2">
      <style:text-properties style:font-name="Liberation Serif"/>
    </style:style>
    <style:style style:name="P20" style:family="paragraph" style:parent-style-name="Text_20_body" style:list-style-name="L1">
      <style:paragraph-properties fo:margin-top="0in" fo:margin-bottom="0in"/>
    </style:style>
    <style:style style:name="P21" style:family="paragraph" style:parent-style-name="Heading_20_2">
      <style:paragraph-properties fo:text-align="start" style:justify-single-word="false"/>
      <style:text-properties style:font-name="Liberation Serif"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P22" style:family="paragraph" style:parent-style-name="Heading_20_2">
      <style:text-properties style:font-name="Liberation Serif" fo:font-size="14pt" fo:font-style="italic" style:font-size-asian="14pt" style:font-size-complex="14pt"/>
    </style:style>
    <style:style style:name="P23" style:family="paragraph" style:parent-style-name="Heading_20_4">
      <style:text-properties style:font-name="Liberation Serif"/>
    </style:style>
    <style:style style:name="P24" style:family="paragraph" style:parent-style-name="Heading_20_4">
      <style:text-properties style:font-name="Liberation Serif" fo:font-size="14pt" fo:font-style="italic" style:font-size-asian="14pt" style:font-size-complex="14pt"/>
    </style:style>
    <style:style style:name="P25" style:family="paragraph" style:parent-style-name="Heading_20_3">
      <style:text-properties style:font-name="Liberation Serif"/>
    </style:style>
    <style:style style:name="P26" style:family="paragraph" style:parent-style-name="Heading_20_3">
      <style:paragraph-properties fo:text-align="center" style:justify-single-word="false"/>
      <style:text-properties style:font-name="Liberation Seri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" style:family="text">
      <style:text-properties fo:font-style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ize-complex="14pt"/>
    </style:style>
    <style:style style:name="T4" style:family="text">
      <style:text-properties style:text-underline-style="none"/>
    </style:style>
    <style:style style:name="T5" style:family="text">
      <style:text-properties style:text-underline-style="none" style:font-size-asian="14pt"/>
    </style:style>
    <style:style style:name="T6" style:family="text">
      <style:text-properties fo:font-weight="bold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style:text-underline-style="none"/>
    </style:style>
    <style:style style:name="T9" style:family="text">
      <style:text-properties style:font-name="Liberation Serif" style:text-underline-style="none" style:font-size-asian="14pt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style:text-underline-style="none" style:font-size-asian="12pt" style:font-size-complex="12pt"/>
    </style:style>
    <style:style style:name="T12" style:family="text">
      <style:text-properties style:font-name="Liberation Serif" fo:font-weight="bold"/>
    </style:style>
    <style:style style:name="T13" style:family="text">
      <style:text-properties style:font-name="Liberation Serif" fo:font-style="italic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16" style:family="text">
      <style:text-properties fo:font-size="12pt" style:text-underline-style="none" style:font-size-asian="12pt" style:font-size-complex="12pt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style:text-underline-style="none"/>
    </style:style>
    <style:style style:name="T19" style:family="text">
      <style:text-properties style:font-name="Liberation Serif" style:text-underline-style="none" style:font-size-asian="14pt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style:text-underline-style="none" style:font-size-asian="12pt" style:font-size-complex="12pt"/>
    </style:style>
    <style:style style:name="T22" style:family="text">
      <style:text-properties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23" style:family="text">
      <style:text-properties style:font-name="Liberation Serif" fo:font-weight="bold"/>
    </style:style>
    <style:style style:name="T24" style:family="text">
      <style:text-properties style:font-name="Liberation Serif" fo:font-style="italic"/>
    </style:style>
    <style:style style:name="T25" style:family="text">
      <style:text-properties style:font-name="Liberation Serif" fo:font-size="14pt" fo:font-style="italic" style:text-underline-style="none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nable robot</text:p>
      <text:p text:style-name="P1"/>
      <text:p text:style-name="P1"><text:span text:style-name="T3">Robot State</text:span><text:span text:style-name="T2"> </text:span></text:p>
      <text:p text:style-name="P8"/>
      <text:p text:style-name="Standard"><text:span text:style-name="T7"><text:line-break/>Topic : </text:span><text:span text:style-name="Source_20_Text"><text:span text:style-name="T7">/robot/state</text:span></text:span><text:span text:style-name="T7"> </text:span></text:p>
      <text:p text:style-name="Standard"><text:span text:style-name="T7">Msg : </text:span><text:a xlink:type="simple" xlink:href="http://api.rethinkrobotics.com/baxter_core_msgs/html/msg/AssemblyState.html"><text:span text:style-name="T8">baxter_core_msgs/AssemblyState</text:span></text:a></text:p>
      <text:p text:style-name="P1"/>
      <text:p text:style-name="P1">uint8 ESTOP_BUTTON_UNPRESSED=0<text:line-break/>uint8 ESTOP_BUTTON_PRESSED=1<text:line-break/>uint8 ESTOP_BUTTON_UNKNOWN=2<text:line-break/>uint8 ESTOP_BUTTON_RELEASED=3<text:line-break/>uint8 ESTOP_SOURCE_NONE=0<text:line-break/>uint8 ESTOP_SOURCE_USER=1<text:line-break/>uint8 ESTOP_SOURCE_UNKNOWN=2<text:line-break/>uint8 ESTOP_SOURCE_FAULT=3<text:line-break/>uint8 ESTOP_SOURCE_BRAIN=4<text:line-break/>bool enabled<text:line-break/>bool stopped<text:line-break/>bool error<text:line-break/>uint8 estop_button<text:line-break/>uint8 estop_source</text:p>
      <text:p text:style-name="P1"/>
      <text:p text:style-name="P1">Subscribe to the Robot State for the enabled and error state of the robot hardware itself. It also includes information on the EStop. </text:p>
      <text:p text:style-name="P1"/>
      <text:p text:style-name="P1"/>
      <text:p text:style-name="P1"/>
      <text:p text:style-name="P1"><text:span text:style-name="T3">Enable Robot</text:span><text:span text:style-name="T2"> </text:span></text:p>
      <text:p text:style-name="P8"/>
      <text:p text:style-name="Standard"><text:span text:style-name="T7"><text:line-break/>Topic : </text:span><text:span text:style-name="Source_20_Text"><text:span text:style-name="T7">/robot/set_super_enable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7">Msg : </text:span></text:span><text:a xlink:type="simple" xlink:href="http://www.ros.org/doc/api/std_msgs/html/msg/Bool.html"><text:span text:style-name="Source_20_Text"><text:span text:style-name="T8">std_msgs/Bool</text:span></text:span></text:a></text:p>
      <text:p text:style-name="Standard"><text:span text:style-name="Source_20_Text"><text:span text:style-name="T8"/></text:span></text:p>
      <text:p text:style-name="P1">bool data </text:p>
      <text:p text:style-name="P1"/>
      <text:p text:style-name="P1"><text:span text:style-name="Source_20_Text"><text:span text:style-name="T7">data</text:span></text:span><text:span text:style-name="T7">: </text:span><text:span text:style-name="Source_20_Text"><text:span text:style-name="T7">true</text:span></text:span><text:span text:style-name="T7"> to Enable robot motors; </text:span><text:span text:style-name="Source_20_Text"><text:span text:style-name="T7">false</text:span></text:span><text:span text:style-name="T7"> to disable. </text:span></text:p>
      <text:p text:style-name="P2">You can check the Robot State Topic to see if the robot enabled properly or if it has an error. </text:p>
      <text:p text:style-name="P13"/>
      <text:p text:style-name="P13"/>
      <text:p text:style-name="P13"/>
      <text:p text:style-name="P13"/>
      <text:p text:style-name="P13"/>
      <text:p text:style-name="P10"><text:soft-page-break/>Reset Robot State</text:p>
      <text:p text:style-name="P10"/>
      <text:p text:style-name="P4"><text:span text:style-name="Source_20_Text"><text:span text:style-name="T10">Topic : /robot/set_super_reset</text:span></text:span><text:span text:style-name="T10"> </text:span></text:p>
      <text:p text:style-name="P4"><text:span text:style-name="T10">Msg : </text:span><text:a xlink:type="simple" xlink:href="http://www.ros.org/doc/api/std_msgs/html/msg/Empty.html"><text:span text:style-name="T11">std_msgs/Empty</text:span></text:a><text:span text:style-name="T10"> </text:span></text:p>
      <text:p text:style-name="P15"/>
      <text:p text:style-name="P15">Publish an Empty message to reset the state after an error. </text:p>
      <text:p text:style-name="P15"/>
      <text:h text:style-name="P26" text:outline-level="3"><text:bookmark text:name="Robot_Description_.28URDF.29"/>Robot Description (URDF)</text:h>
      <text:p text:style-name="P17"/>
      <text:h text:style-name="P21" text:outline-level="2"><text:bookmark text:name="Joints"/>Joints</text:h>
      <text:p text:style-name="P3"><text:span text:style-name="Source_20_Text"><text:span text:style-name="T10">Topic : /robot/joint_states</text:span></text:span></text:p>
      <text:p text:style-name="P3"><text:span text:style-name="T10">Msg : </text:span><text:a xlink:type="simple" xlink:href="http://www.ros.org/doc/api/sensor_msgs/html/msg/JointState.html"><text:span text:style-name="T11">sensor_msgs-JointState</text:span></text:a></text:p>
      <text:p text:style-name="P3"><text:a xlink:type="simple" xlink:href="http://docs.ros.org/api/std_msgs/html/msg/Header.html"><text:span text:style-name="T7">std_msgs/Header</text:span></text:a><text:span text:style-name="T22"> header<text:line-break/>string[] name<text:line-break/>float64[] position<text:line-break/>float64[] velocity<text:line-break/>float64[] effort</text:span></text:p>
      <text:p text:style-name="P16"/>
      <text:p text:style-name="P16">where the units for the position of a joint are in (rad), the units of velocity are in (rad/s) and the units of effort in each joint is in (Nm). </text:p>
      <text:p text:style-name="P16"/>
      <text:h text:style-name="P5" text:outline-level="3"><text:bookmark text:name="Arm_Joints"/><text:span text:style-name="Source_20_Text"><text:span text:style-name="T9">Arm Joints</text:span></text:span></text:h>
      <text:p text:style-name="Text_20_body"><text:span text:style-name="T12">Component IDs:</text:span><text:span text:style-name="T7"><text:line-break/></text:span><text:span text:style-name="Source_20_Text"><text:span text:style-name="T7">left_e0</text:span></text:span><text:span text:style-name="T7">, </text:span><text:span text:style-name="Source_20_Text"><text:span text:style-name="T7">left_e1</text:span></text:span><text:span text:style-name="T7">, </text:span><text:span text:style-name="Source_20_Text"><text:span text:style-name="T7">left_s0</text:span></text:span><text:span text:style-name="T7">, </text:span><text:span text:style-name="Source_20_Text"><text:span text:style-name="T7">left_s1</text:span></text:span><text:span text:style-name="T7">, </text:span><text:span text:style-name="Source_20_Text"><text:span text:style-name="T7">left_w0</text:span></text:span><text:span text:style-name="T7">, </text:span><text:span text:style-name="Source_20_Text"><text:span text:style-name="T7">left_w1</text:span></text:span><text:span text:style-name="T7">, </text:span><text:span text:style-name="Source_20_Text"><text:span text:style-name="T7">left_w2</text:span></text:span><text:span text:style-name="T7">, </text:span><text:span text:style-name="Source_20_Text"><text:span text:style-name="T7">right_e0</text:span></text:span><text:span text:style-name="T7">, </text:span><text:span text:style-name="Source_20_Text"><text:span text:style-name="T7">right_e1</text:span></text:span><text:span text:style-name="T7">, </text:span><text:span text:style-name="Source_20_Text"><text:span text:style-name="T7">right_s0</text:span></text:span><text:span text:style-name="T7">, </text:span><text:span text:style-name="Source_20_Text"><text:span text:style-name="T7">right_s1</text:span></text:span><text:span text:style-name="T7">, </text:span><text:span text:style-name="Source_20_Text"><text:span text:style-name="T7">right_w0</text:span></text:span><text:span text:style-name="T7">, </text:span><text:span text:style-name="Source_20_Text"><text:span text:style-name="T7">right_w1</text:span></text:span><text:span text:style-name="T7">, </text:span><text:span text:style-name="Source_20_Text"><text:span text:style-name="T7">right_w2</text:span></text:span><text:span text:style-name="T7"> </text:span></text:p>
      <text:p text:style-name="P2"/>
      <text:h text:style-name="P23" text:outline-level="4"><text:bookmark text:name="Arm_Joint_States1"/>Arm Joint States</text:h>
      <text:p text:style-name="Text_20_body"><text:span text:style-name="Source_20_Text"><text:span text:style-name="T7">/robot/joint_states</text:span></text:span><text:span text:style-name="T7"> (</text:span><text:a xlink:type="simple" xlink:href="http://www.ros.org/doc/api/sensor_msgs/html/msg/JointState.html"><text:span text:style-name="T7">sensor_msgs-JointState</text:span></text:a><text:span text:style-name="T7">) </text:span></text:p>
      <text:list xml:id="list473815974" text:style-name="L1">
        <text:list-item>
          <text:p text:style-name="P20"><text:span text:style-name="Source_20_Text"><text:span text:style-name="T7">name[i]</text:span></text:span><text:span text:style-name="T7">: '&lt;component_id&gt;' of </text:span><text:span text:style-name="Source_20_Text"><text:span text:style-name="T7">i</text:span></text:span><text:span text:style-name="T7">-th joint in message value arrays. </text:span></text:p>
        </text:list-item>
        <text:list-item>
          <text:p text:style-name="P20"><text:span text:style-name="Source_20_Text"><text:span text:style-name="T7">position[i]</text:span></text:span><text:span text:style-name="T7">: position of joint </text:span><text:span text:style-name="Source_20_Text"><text:span text:style-name="T7">i</text:span></text:span><text:span text:style-name="T7"> rad </text:span></text:p>
        </text:list-item>
        <text:list-item>
          <text:p text:style-name="P20"><text:span text:style-name="Source_20_Text"><text:span text:style-name="T7">velocity[i]</text:span></text:span><text:span text:style-name="T7">: velocity of joint </text:span><text:span text:style-name="Source_20_Text"><text:span text:style-name="T7">i</text:span></text:span><text:span text:style-name="T7"> in rad/s </text:span></text:p>
        </text:list-item>
        <text:list-item>
          <text:p text:style-name="P11"><text:span text:style-name="Source_20_Text"><text:span text:style-name="T7">effort[i]</text:span></text:span><text:span text:style-name="T7">: effort applied in joint </text:span><text:span text:style-name="Source_20_Text"><text:span text:style-name="T7">i</text:span></text:span><text:span text:style-name="T7"> in Nm </text:span></text:p>
        </text:list-item>
      </text:list>
      <text:p text:style-name="Text_20_body"><text:soft-page-break/><text:span text:style-name="T7">Joint states are published by the </text:span><text:span text:style-name="Source_20_Text"><text:span text:style-name="T7">robot_state_publisher</text:span></text:span><text:span text:style-name="T7"> and are updated with information from the sensors for every cycle. </text:span></text:p>
      <text:p text:style-name="P2"/>
      <text:p text:style-name="Text_20_body"><text:span text:style-name="T13">Set Joint State Publishing Rate</text:span><text:span text:style-name="T7"> <text:line-break/></text:span><text:span text:style-name="Source_20_Text"><text:span text:style-name="T7">/robot/joint_state_publish_rate</text:span></text:span><text:span text:style-name="T7"> (</text:span><text:a xlink:type="simple" xlink:href="http://www.ros.org/doc/api/std_msgs/html/msg/UInt16.html"><text:span text:style-name="T8">std_msgs-UInt16</text:span></text:a><text:span text:style-name="T7">) <text:s/>uint16 data </text:span></text:p>
      <text:p text:style-name="P2">Default rate is 100Hz; Maximum is 1000Hz</text:p>
      <text:p text:style-name="P2"/>
      <text:h text:style-name="P23" text:outline-level="4"><text:bookmark text:name="Arm_Joint_Control"/>Arm Joint Control</text:h>
      <text:p text:style-name="P2">There are currently four modes for controlling the arms: Joint Position Mode, Joint Velocity Mode, and Joint Torque Mode, and 'raw' Joint Position Mode. </text:p>
      <text:p text:style-name="P2"/>
      <text:p text:style-name="P2"><text:span text:style-name="T1">Switching Modes</text:span> </text:p>
      <text:p text:style-name="P2"><text:span text:style-name="T7"><text:line-break/>Topic : </text:span><text:span text:style-name="Source_20_Text"><text:span text:style-name="T7">/robot/limb/&lt;side&gt;/joint_command</text:span></text:span><text:span text:style-name="T7"> </text:span></text:p>
      <text:p text:style-name="P2"><text:span text:style-name="T7">Msg : </text:span><text:a xlink:type="simple" xlink:href="http://api.rethinkrobotics.com/baxter_core_msgs/html/msg/JointCommand.html"><text:span text:style-name="T8">baxter_core_msgs/JointCommand</text:span></text:a></text:p>
      <text:p text:style-name="P18">int32 POSITION_MODE=1<text:line-break/>int32 VELOCITY_MODE=2<text:line-break/>int32 TORQUE_MODE=3<text:line-break/>int32 RAW_POSITION_MODE=4<text:line-break/>int32 mode<text:line-break/>float64[] command<text:line-break/>string[] names</text:p>
      <text:p text:style-name="P18"/>
      <text:h text:style-name="P25" text:outline-level="3"><text:bookmark text:name="Collision_Avoidance"/>Collision Avoidance</text:h>
      <text:p text:style-name="P2"><text:span text:style-name="T7"><text:line-break/></text:span><text:span text:style-name="Source_20_Text"><text:span text:style-name="T7">/robot/limb/right/suppress_collision_avoidance</text:span></text:span><text:span text:style-name="T7"> (</text:span><text:a xlink:type="simple" xlink:href="http://www.ros.org/doc/api/std_msgs/html/msg/Empty.html"><text:span text:style-name="T7">std_msgs-Empty</text:span></text:a><text:span text:style-name="T7">) </text:span></text:p>
      <text:list xml:id="list1296270989" text:style-name="L2">
        <text:list-item>
          <text:p text:style-name="P19">To disable torso self collision avoidance, a std_msgs/Empty message must be published at a rate greater than 5 Hz. </text:p>
        </text:list-item>
      </text:list>
      <text:p text:style-name="P2"/>
      <text:p text:style-name="P2"/>
      <text:h text:style-name="P22" text:outline-level="2"><text:bookmark text:name="Cartesian_Endpoint"/>Cartesian Endpoint</text:h>
      <text:h text:style-name="P24" text:outline-level="4"><text:bookmark text:name="Endpoint_State"/>Endpoint State</text:h>
      <text:p text:style-name="P10"><text:span text:style-name="Source_20_Text"><text:span text:style-name="T7"/></text:span></text:p>
      <text:p text:style-name="P10"><text:span text:style-name="Source_20_Text"><text:span text:style-name="T7">Topic : /robot/limb/&lt;side&gt;/endpoint_state</text:span></text:span></text:p>
      <text:p text:style-name="P10"><text:span text:style-name="Source_20_Text"><text:span text:style-name="T7">Msg </text:span></text:span><text:a xlink:type="simple" xlink:href="http://github.com/RethinkRobotics/baxter_common/blob/release-0.7.0/baxter_core_msgs/msg/EndpointState.msg"><text:span text:style-name="T8">baxter_core_msgs-EndpointState</text:span></text:a></text:p>
      <text:p text:style-name="P10"><text:soft-page-break/><text:span text:style-name="T4"/></text:p>
      <text:p text:style-name="P1"><text:span text:style-name="T4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bookmark text:name="LC1"/>geometry_msgs/Pose pose<text:bookmark text:name="LC2"/></text:p>
          </table:table-cell>
        </table:table-row>
        <table:table-row>
          <table:table-cell table:style-name="Table1.A1" office:value-type="string">
            <text:p text:style-name="P1">geometry_msgs/Twist twist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bookmark text:name="LC3"/>geometry_msgs/Wrench wrench</text:p>
          </table:table-cell>
        </table:table-row>
      </table:table>
      <text:p text:style-name="P1"><text:span text:style-name="T4"/></text:p>
      <text:p text:style-name="P1"><text:span text:style-name="T4"/></text:p>
      <text:h text:style-name="P24" text:outline-level="4"><text:bookmark text:name="Inverse_Kinematics_Solver_Service"/><text:span text:style-name="T4">Inverse Kinematics Solver Service</text:span></text:h>
      <text:p text:style-name="P10"><text:span text:style-name="T4"/></text:p>
      <text:p text:style-name="P10"><text:span text:style-name="Source_20_Text"><text:span text:style-name="T4">Topic:/ExternalTools/&lt;side&gt;/PositionKinematicsNode/IKService</text:span></text:span><text:span text:style-name="T4"> </text:span></text:p>
      <text:p text:style-name="Text_20_body"><text:span text:style-name="T25">Srv : </text:span><text:a xlink:type="simple" xlink:href="http://api.rethinkrobotics.com/baxter_core_msgs/html/srv/SolvePositionIK.html"><text:span text:style-name="T4">baxter_core_msgs/SolvePositionIK.srv</text:span></text:a></text:p>
      <text:p text:style-name="P10"/>
      <text:p text:style-name="P9">uint8 SEED_AUTO=0<text:line-break/>uint8 SEED_USER=1<text:line-break/>uint8 SEED_CURRENT=2<text:line-break/>uint8 SEED_NS_MAP=3<text:line-break/><text:a xlink:type="simple" xlink:href="http://api.rethinkrobotics.com/geometry_msgs/html/msg/PoseStamped.html">geometry_msgs/PoseStamped[]</text:a> pose_stamp<text:line-break/><text:a xlink:type="simple" xlink:href="http://api.rethinkrobotics.com/sensor_msgs/html/msg/JointState.html">sensor_msgs/JointState[]</text:a> seed_angles<text:line-break/>uint8 seed_mode</text:p>
      <text:p text:style-name="Horizontal_20_Line"/>
      <text:p text:style-name="Text_20_body">uint8 RESULT_INVALID=0<text:line-break/><text:a xlink:type="simple" xlink:href="http://api.rethinkrobotics.com/sensor_msgs/html/msg/JointState.html">sensor_msgs/JointState[]</text:a> joints<text:line-break/>bool[] isValid<text:line-break/>uint8[] result_type</text:p>
      <text:p text:style-name="Text_20_body"/>
      <text:p text:style-name="Text_20_body"/>
      <text:p text:style-name="P15"/>
      <text:p text:style-name="P15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1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AR PL KaitiM GB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AR PL KaitiM GB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AR PL KaitiM GB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DejaVu Sans Mono" style:font-name-asian="AR PL KaitiM GB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06-02T11:06:47</meta:creation-date>
    <dc:date>2016-06-02T17:18:29</dc:date>
    <dc:creator>etudiant </dc:creator>
    <meta:editing-duration>PT43M8S</meta:editing-duration>
    <meta:editing-cycles>9</meta:editing-cycles>
    <meta:generator>LibreOffice/3.5$Linux_X86_64 LibreOffice_project/350m1$Build-2</meta:generator>
    <meta:document-statistic meta:table-count="2" meta:image-count="0" meta:object-count="0" meta:page-count="4" meta:paragraph-count="54" meta:word-count="379" meta:character-count="3056" meta:non-whitespace-character-count="2705"/>
  </office:meta>
</office:document-meta>
</file>